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yle-1">
      <style:paragraph-properties fo:text-align="left" fo:text-indent="0cm" fo:line-height="15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yle-1">
      <style:paragraph-properties fo:text-align="left" fo:text-indent="0cm" fo:line-height="150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yle-1">
      <style:paragraph-properties fo:text-align="left" fo:text-indent="0cm" fo:line-height="15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yle-2">
      <style:paragraph-properties fo:text-align="center" fo:text-indent="0cm" fo:line-height="150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Style-1">
      <style:paragraph-properties fo:text-align="left" fo:text-indent="0cm" fo:line-height="150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yle-1">
      <style:paragraph-properties fo:text-align="left" fo:text-indent="0cm" fo:line-height="150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yle-1">
      <style:paragraph-properties fo:text-align="left" fo:text-indent="0cm" fo:line-height="150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yle-3">
      <style:paragraph-properties fo:text-align="left" fo:text-indent="0cm" fo:line-height="150%" fo:margin-top="0cm" fo:margin-bottom="0.353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Long</text:span><text:span text:style-name="T1_2"><text:s/></text:span><text:span text:style-name="T1_3">Wei</text:span><text:span text:style-name="T1_4"> <text:s/></text:span><text:span text:style-name="T1_5">cs</text:span><text:span text:style-name="T1_6">184-</text:span><text:span text:style-name="T1_7">ab</text:span></text:p>
      <text:p text:style-name="P2"><text:span text:style-name="T2_1">Sunling</text:span><text:span text:style-name="T2_2"><text:s/></text:span><text:span text:style-name="T2_3">Yang</text:span><text:span text:style-name="T2_4"><text:s/></text:span><text:span text:style-name="T2_5">cs</text:span><text:span text:style-name="T2_6">184-</text:span><text:span text:style-name="T2_7">ba</text:span></text:p>
      <text:p text:style-name="P3"/>
      <text:p text:style-name="P4"><text:span text:style-name="T4_1">Final</text:span><text:span text:style-name="T4_2"><text:s/></text:span><text:span text:style-name="T4_3">Project</text:span><text:span text:style-name="T4_4"><text:s/></text:span><text:span text:style-name="T4_5">Proposal</text:span></text:p>
      <text:p text:style-name="P5"><text:span text:style-name="T5_1"><text:tab/></text:span><text:span text:style-name="T5_2">Our</text:span><text:span text:style-name="T5_3"><text:s/></text:span><text:span text:style-name="T5_4">proposed</text:span><text:span text:style-name="T5_5"><text:s/></text:span><text:span text:style-name="T5_6">project</text:span><text:span text:style-name="T5_7"><text:s/></text:span><text:span text:style-name="T5_8">is</text:span><text:span text:style-name="T5_9"><text:s/></text:span><text:span text:style-name="T5_10">an</text:span><text:span text:style-name="T5_11"><text:s/></text:span><text:span text:style-name="T5_12">inverse</text:span><text:span text:style-name="T5_13"><text:s/></text:span><text:span text:style-name="T5_14">kinematics</text:span><text:span text:style-name="T5_15"><text:s/></text:span><text:span text:style-name="T5_16">implementation</text:span><text:span text:style-name="T5_17"><text:s/></text:span><text:span text:style-name="T5_18">capable</text:span><text:span text:style-name="T5_19"><text:s/></text:span><text:span text:style-name="T5_20">of</text:span><text:span text:style-name="T5_21"><text:s/></text:span><text:span text:style-name="T5_22">producing</text:span><text:span text:style-name="T5_23"><text:s/></text:span><text:span text:style-name="T5_24">animation</text:span><text:span text:style-name="T5_25"><text:s/></text:span><text:span text:style-name="T5_26">largely</text:span><text:span text:style-name="T5_27"><text:s/></text:span><text:span text:style-name="T5_28">similar</text:span><text:span text:style-name="T5_29"><text:s/></text:span><text:span text:style-name="T5_30">to</text:span><text:span text:style-name="T5_31"><text:s/></text:span><text:span text:style-name="T5_32">what</text:span><text:span text:style-name="T5_33"><text:s/></text:span><text:span text:style-name="T5_34">was</text:span><text:span text:style-name="T5_35"><text:s/></text:span><text:span text:style-name="T5_36">shown</text:span><text:span text:style-name="T5_37"><text:s/></text:span><text:span text:style-name="T5_38">in</text:span><text:span text:style-name="T5_39"><text:s/></text:span><text:span text:style-name="T5_40">lecture</text:span><text:span text:style-name="T5_41">,<text:s/></text:span><text:span text:style-name="T5_42">involving</text:span><text:span text:style-name="T5_43"><text:s/></text:span><text:span text:style-name="T5_44">the</text:span><text:span text:style-name="T5_45"><text:s/></text:span><text:span text:style-name="T5_46">multi</text:span><text:span text:style-name="T5_47">-</text:span><text:span text:style-name="T5_48">jointed</text:span><text:span text:style-name="T5_49"><text:s/></text:span><text:span text:style-name="T5_50">arm</text:span><text:span text:style-name="T5_51"><text:s/></text:span><text:span text:style-name="T5_52">tracing</text:span><text:span text:style-name="T5_53"><text:s/></text:span><text:span text:style-name="T5_54">along</text:span><text:span text:style-name="T5_55"><text:s/></text:span><text:span text:style-name="T5_56">a</text:span><text:span text:style-name="T5_57"><text:s/></text:span><text:span text:style-name="T5_58">path</text:span><text:span text:style-name="T5_59">.<text:s/></text:span></text:p>
      <text:p text:style-name="P6"><text:span text:style-name="T6_1"><text:tab/></text:span><text:span text:style-name="T6_2">A</text:span><text:span text:style-name="T6_3"><text:s/></text:span><text:span text:style-name="T6_4">baseline</text:span><text:span text:style-name="T6_5"><text:s/></text:span><text:span text:style-name="T6_6">implementation</text:span><text:span text:style-name="T6_7"><text:s/></text:span><text:span text:style-name="T6_8">should</text:span><text:span text:style-name="T6_9"><text:s/></text:span><text:span text:style-name="T6_10">allow</text:span><text:span text:style-name="T6_11"><text:s/></text:span><text:span text:style-name="T6_12">for</text:span><text:span text:style-name="T6_13"><text:s/></text:span><text:span text:style-name="T6_14">the</text:span><text:span text:style-name="T6_15"><text:s/></text:span><text:span text:style-name="T6_16">specification</text:span><text:span text:style-name="T6_17"><text:s/></text:span><text:span text:style-name="T6_18">of</text:span><text:span text:style-name="T6_19"><text:s/></text:span><text:span text:style-name="T6_20">a</text:span><text:span text:style-name="T6_21"><text:s/></text:span><text:span text:style-name="T6_22">simple</text:span><text:span text:style-name="T6_23"><text:s/></text:span><text:span text:style-name="T6_24">skeleton</text:span><text:span text:style-name="T6_25"><text:s/></text:span><text:span text:style-name="T6_26">as</text:span><text:span text:style-name="T6_27"><text:s/></text:span><text:span text:style-name="T6_28">the</text:span><text:span text:style-name="T6_29"><text:s/></text:span><text:span text:style-name="T6_30">aforementioned</text:span><text:span text:style-name="T6_31"><text:s/></text:span><text:span text:style-name="T6_32">mechanical</text:span><text:span text:style-name="T6_33"><text:s/></text:span><text:span text:style-name="T6_34">arm</text:span><text:span text:style-name="T6_35">,<text:s/></text:span><text:span text:style-name="T6_36">with</text:span><text:span text:style-name="T6_37"><text:s/></text:span><text:span text:style-name="T6_38">the</text:span><text:span text:style-name="T6_39"><text:s/></text:span><text:span text:style-name="T6_40">three</text:span><text:span text:style-name="T6_41"><text:s/></text:span><text:span text:style-name="T6_42">types</text:span><text:span text:style-name="T6_43"><text:s/></text:span><text:span text:style-name="T6_44">of</text:span><text:span text:style-name="T6_45"><text:s/></text:span><text:span text:style-name="T6_46">joints</text:span><text:span text:style-name="T6_47"><text:s/></text:span><text:span text:style-name="T6_48">presented</text:span><text:span text:style-name="T6_49"><text:s/></text:span><text:span text:style-name="T6_50">in</text:span><text:span text:style-name="T6_51"><text:s/></text:span><text:span text:style-name="T6_52">lecture</text:span><text:span text:style-name="T6_53">,<text:s/></text:span><text:span text:style-name="T6_54">and</text:span><text:span text:style-name="T6_55"><text:s/></text:span><text:span text:style-name="T6_56">one</text:span><text:span text:style-name="T6_57"><text:s/></text:span><text:span text:style-name="T6_58">endpoint</text:span><text:span text:style-name="T6_59"><text:s/></text:span><text:span text:style-name="T6_60">whose</text:span><text:span text:style-name="T6_61"><text:s/></text:span><text:span text:style-name="T6_62">movement</text:span><text:span text:style-name="T6_63"><text:s/></text:span><text:span text:style-name="T6_64">path</text:span><text:span text:style-name="T6_65"><text:s/></text:span><text:span text:style-name="T6_66">shall</text:span><text:span text:style-name="T6_67"><text:s/></text:span><text:span text:style-name="T6_68">be</text:span><text:span text:style-name="T6_69"><text:s/></text:span><text:span text:style-name="T6_70">specified</text:span><text:span text:style-name="T6_71"><text:s/></text:span><text:span text:style-name="T6_72">by</text:span><text:span text:style-name="T6_73"><text:s/></text:span><text:span text:style-name="T6_74">points</text:span><text:span text:style-name="T6_75"><text:s/></text:span><text:span text:style-name="T6_76">in</text:span><text:span text:style-name="T6_77"><text:s/></text:span><text:span text:style-name="T6_78">space</text:span><text:span text:style-name="T6_79">;<text:s/></text:span><text:span text:style-name="T6_80">the</text:span><text:span text:style-name="T6_81"><text:s/></text:span><text:span text:style-name="T6_82">visualization</text:span><text:span text:style-name="T6_83"><text:s/></text:span><text:span text:style-name="T6_84">will</text:span><text:span text:style-name="T6_85"><text:s/></text:span><text:span text:style-name="T6_86">likely</text:span><text:span text:style-name="T6_87"><text:s/></text:span><text:span text:style-name="T6_88">use</text:span><text:span text:style-name="T6_89"><text:s/></text:span><text:span text:style-name="T6_90">OpenGL</text:span><text:span text:style-name="T6_91"><text:s/></text:span><text:span text:style-name="T6_92">built</text:span><text:span text:style-name="T6_93">-</text:span><text:span text:style-name="T6_94">ins</text:span><text:span text:style-name="T6_95">.<text:s/></text:span><text:span text:style-name="T6_96">A</text:span><text:span text:style-name="T6_97"><text:s/></text:span><text:span text:style-name="T6_98">Newton</text:span><text:span text:style-name="T6_99">’</text:span><text:span text:style-name="T6_100">s</text:span><text:span text:style-name="T6_101"><text:s/></text:span><text:span text:style-name="T6_102">method</text:span><text:span text:style-name="T6_103"><text:s/></text:span><text:span text:style-name="T6_104">solver</text:span><text:span text:style-name="T6_105"><text:s/></text:span><text:span text:style-name="T6_106">will</text:span><text:span text:style-name="T6_107"><text:s/></text:span><text:span text:style-name="T6_108">be</text:span><text:span text:style-name="T6_109"><text:s/></text:span><text:span text:style-name="T6_110">used</text:span><text:span text:style-name="T6_111"><text:s/></text:span><text:span text:style-name="T6_112">for</text:span><text:span text:style-name="T6_113"><text:s/></text:span><text:span text:style-name="T6_114">multidimensional</text:span><text:span text:style-name="T6_115"><text:s/></text:span><text:span text:style-name="T6_116">robustness</text:span><text:span text:style-name="T6_117">.</text:span></text:p>
      <text:p text:style-name="P7"><text:bookmark-start text:name="id.3262e7330932"/><text:bookmark-end text:name="id.3262e7330932"/><text:span text:style-name="T7_1"><text:tab/></text:span><text:span text:style-name="T7_2">Should</text:span><text:span text:style-name="T7_3"><text:s/></text:span><text:span text:style-name="T7_4">time</text:span><text:span text:style-name="T7_5"><text:s/></text:span><text:span text:style-name="T7_6">allow</text:span><text:span text:style-name="T7_7">,<text:s/></text:span><text:span text:style-name="T7_8">further</text:span><text:span text:style-name="T7_9"><text:s/></text:span><text:span text:style-name="T7_10">improvements</text:span><text:span text:style-name="T7_11"><text:s/></text:span><text:span text:style-name="T7_12">include</text:span><text:span text:style-name="T7_13"><text:s/></text:span><text:span text:style-name="T7_14">lighting</text:span><text:span text:style-name="T7_15">,<text:s/></text:span><text:span text:style-name="T7_16">texture</text:span><text:span text:style-name="T7_17">,<text:s/></text:span><text:span text:style-name="T7_18">and</text:span><text:span text:style-name="T7_19"><text:s/></text:span><text:span text:style-name="T7_20">shading</text:span><text:span text:style-name="T7_21"><text:s/></text:span><text:span text:style-name="T7_22">improvements</text:span><text:span text:style-name="T7_23"><text:s/></text:span><text:span text:style-name="T7_24">in</text:span><text:span text:style-name="T7_25"><text:s/></text:span><text:span text:style-name="T7_26">the</text:span><text:span text:style-name="T7_27"><text:s/></text:span><text:span text:style-name="T7_28">visualization</text:span><text:span text:style-name="T7_29">,<text:s/></text:span><text:span text:style-name="T7_30">and</text:span><text:span text:style-name="T7_31"><text:s/></text:span><text:span text:style-name="T7_32">more</text:span><text:span text:style-name="T7_33"><text:s/></text:span><text:span text:style-name="T7_34">complex</text:span><text:span text:style-name="T7_35"><text:s/></text:span><text:span text:style-name="T7_36">skeleton</text:span><text:span text:style-name="T7_37"><text:s/></text:span><text:span text:style-name="T7_38">with</text:span><text:span text:style-name="T7_39"><text:s/></text:span><text:span text:style-name="T7_40">additional</text:span><text:span text:style-name="T7_41"><text:s/></text:span><text:span text:style-name="T7_42">moving</text:span><text:span text:style-name="T7_43"><text:s/></text:span><text:span text:style-name="T7_44">endpoints</text:span><text:span text:style-name="T7_45">,<text:s/></text:span><text:span text:style-name="T7_46">as</text:span><text:span text:style-name="T7_47"><text:s/></text:span><text:span text:style-name="T7_48">well</text:span><text:span text:style-name="T7_49"><text:s/></text:span><text:span text:style-name="T7_50">as</text:span><text:span text:style-name="T7_51"><text:s/></text:span><text:span text:style-name="T7_52">constraints</text:span><text:span text:style-name="T7_53"><text:s/></text:span><text:span text:style-name="T7_54">such</text:span><text:span text:style-name="T7_55"><text:s/></text:span><text:span text:style-name="T7_56">as</text:span><text:span text:style-name="T7_57"><text:s/></text:span><text:span text:style-name="T7_58">spring</text:span><text:span text:style-name="T7_59"><text:s/></text:span><text:span text:style-name="T7_60">constant</text:span><text:span text:style-name="T7_61">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3.175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